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10-2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9-1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8-21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7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6-1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5-2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5-04-1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11-1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10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09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08-2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07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06-2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4-04-25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11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10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9-26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8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7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6-28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5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3-04-2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11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10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9-1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8-1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7-2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6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5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2-04-1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11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10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9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8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7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6-1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5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1-04-2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11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10-2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09-2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08-2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07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06-2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20-05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11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10-14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09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07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06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05-16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9-04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11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10-2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9-24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8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7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6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5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8-04-1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10-2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09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06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05-2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7-04-2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11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10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9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8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7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6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5-20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6-04-06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11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10-3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09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08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06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05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5-04-1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11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10-3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9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8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7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6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5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4-04-2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11-2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10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9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8-2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7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6-26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5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3-04-2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11-0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9-0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8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7-0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5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2-04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10-1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200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5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673</text:p>
          </table:table-cell>
          <table:table-cell office:value-type="string" calcext:value-type="string">
            <text:p>QBAA nr Onamia, SOLE SOURCE #1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2" meta:object-count="0"/>
    <meta:user-defined meta:name="AppVersion">3.0</meta:user-defined>
  </office:meta>
</office:document-meta>
</file>